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2.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6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6.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0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cm" svg:height="1.3cm" svg:x="1.8cm" svg:y="18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3cm" svg:x="22.2cm" svg:y="14.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3cm" svg:x="15.4cm" svg:y="10.9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3cm" svg:x="8.6cm" svg:y="7.1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3cm" svg:x="1.8cm" svg:y="3.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5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cm" svg:height="1.3cm" svg:x="11.8cm" svg:y="18cm">
          <text:p text:style-name="P1">Δεδομένα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18.6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5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11.8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18.6cm" svg:y="1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cm" svg:height="1.3cm" svg:x="25.4cm" svg:y="1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cm" svg:height="1.3cm" svg:x="25.4cm" svg:y="1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cm" svg:y1="5.3cm" svg:x2="5cm" svg:y2="17.6cm">
          <text:p/>
        </draw:line>
        <draw:line draw:style-name="gr5" draw:text-style-name="P3" draw:layer="layout" svg:x1="11.8cm" svg:y1="8.7cm" svg:x2="11.8cm" svg:y2="17.6cm">
          <text:p/>
        </draw:line>
        <draw:line draw:style-name="gr5" draw:text-style-name="P3" draw:layer="layout" svg:x1="18.6cm" svg:y1="12.7cm" svg:x2="18.6cm" svg:y2="17.6cm">
          <text:p/>
        </draw:line>
        <draw:line draw:style-name="gr5" draw:text-style-name="P3" draw:layer="layout" svg:x1="25.4cm" svg:y1="16.2cm" svg:x2="25.4cm" svg:y2="17.6cm">
          <text:p/>
        </draw:line>
        <draw:frame draw:style-name="gr6" draw:text-style-name="P4" draw:layer="layout" svg:width="6.5cm" svg:height="1.673cm" svg:x="1.8cm" svg:y="1.427cm">
          <draw:text-box>
            <text:p>Τμήμα 1</text:p>
            <text:p>Σχετ. Θέση: 0</text:p>
          </draw:text-box>
        </draw:frame>
        <draw:frame draw:style-name="gr6" draw:text-style-name="P4" draw:layer="layout" svg:width="6.5cm" svg:height="1.673cm" svg:x="8.6cm" svg:y="5.127cm">
          <draw:text-box>
            <text:p>Τμήμα 2</text:p>
            <text:p>Σχετ. Θέση: 185</text:p>
          </draw:text-box>
        </draw:frame>
        <draw:frame draw:style-name="gr6" draw:text-style-name="P4" draw:layer="layout" svg:width="6.5cm" svg:height="1.673cm" svg:x="15.4cm" svg:y="9cm">
          <draw:text-box>
            <text:p>Τμήμα 3</text:p>
            <text:p>Σχετ. Θέση: 370</text:p>
          </draw:text-box>
        </draw:frame>
        <draw:frame draw:style-name="gr6" draw:text-style-name="P4" draw:layer="layout" svg:width="6.5cm" svg:height="1.673cm" svg:x="22.1cm" svg:y="12.727cm">
          <draw:text-box>
            <text:p>Τμήμα 4</text:p>
            <text:p>Σχετ. Θέση: 55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8:16:06.280000000</meta:creation-date>
    <dc:date>2016-12-04T18:40:19.618000000</dc:date>
    <meta:editing-duration>PT13M59S</meta:editing-duration>
    <meta:editing-cycles>3</meta:editing-cycles>
    <meta:generator>LibreOffice/5.2.3.3$Windows_x86 LibreOffice_project/d54a8868f08a7b39642414cf2c8ef2f228f780cf</meta:generator>
    <meta:document-statistic meta:object-count="21"/>
  </office:meta>
</office:document-meta>
</file>